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IPAGothic" svg:font-family="IPA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21a" officeooo:paragraph-rsid="0019f21a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bb98d" officeooo:paragraph-rsid="001bb98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officeooo:rsid="0019f21a" officeooo:paragraph-rsid="0019f21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1d3f85" officeooo:paragraph-rsid="001d3f85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3pt" fo:font-weight="normal" officeooo:rsid="001bb98d" officeooo:paragraph-rsid="001bb98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size="13pt" fo:font-weight="bold" officeooo:rsid="001bb98d" officeooo:paragraph-rsid="001bb98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style:font-name="F"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style:font-name="F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205693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F" fo:font-size="13pt" style:font-size-asian="13pt" style:font-size-complex="13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417in" style:run-through="foreground"/>
      <style:paragraph-properties style:writing-mode="lr-tb"/>
    </style:style>
    <style:style style:name="gr3" style:family="graphic">
      <style:graphic-properties svg:stroke-color="#1c1c1c" draw:fill="none" draw:textarea-horizontal-align="justify" draw:textarea-vertical-align="middle" draw:auto-grow-height="false" fo:min-height="11.6665in" fo:min-width="0.5055in" style:run-through="foreground"/>
    </style:style>
    <style:style style:name="gr4" style:family="graphic">
      <style:graphic-properties draw:stroke="none" svg:stroke-color="#000000" draw:fill="none" draw:fill-color="#ffffff" fo:min-height="0.4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imensional Speech Emotion Recognition by Fusing Acoustic and Linguistic Inform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agus Tris Atmaja</text:p>
      <text:p text:style-name="P3"/>
      <text:p text:style-name="P3"/>
      <text:p text:style-name="P3"/>
      <text:p text:style-name="P5">Japan Advanced Institute of Science and Technolo<text:span text:style-name="T1">g</text:span>y</text:p>
      <text:p text:style-name="P2"/>
      <text:p text:style-name="P2"/>
      <text:p text:style-name="P2"/>
      <text:p text:style-name="P2"/>
      <text:p text:style-name="P6"/>
      <text:p text:style-name="P6"/>
      <text:p text:style-name="P2"><draw:g text:anchor-type="paragraph" draw:z-index="0" draw:name="DrawObject1" draw:style-name="gr1"><draw:frame draw:name="Shape2" draw:style-name="gr2" draw:text-style-name="P8" svg:width="1.8224in" svg:height="0.4421in" draw:transform="rotate (-1.5707963267949) translate (0.0537729658792651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" draw:style-name="gr3" draw:text-style-name="P9" svg:width="0.5059in" svg:height="11.6669in" svg:x="-0.428in" svg:y="-0.7618in"><text:p/><draw:enhanced-geometry svg:viewBox="0 0 21600 21600" draw:type="rectangle" draw:enhanced-path="M 0 0 L 21600 0 21600 21600 0 21600 0 0 Z N"/></draw:custom-shape><draw:frame draw:name="Shape3" draw:style-name="gr4" draw:text-style-name="P11" svg:width="4.478in" svg:height="0.4217in" draw:transform="rotate (-1.5707963267949) translate (0.044444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" draw:style-name="gr5" draw:text-style-name="P8" svg:width="2.9335in" svg:height="0.4161in" draw:transform="rotate (-1.5707963267949) translate (0.041666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1" draw:name="DrawObject1_0" draw:style-name="gr1"><draw:frame draw:name="Shape2_1" draw:style-name="gr2" draw:text-style-name="P8" svg:width="1.8224in" svg:height="0.4421in" draw:transform="rotate (-1.5707963267949) translate (0.84166666666666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1" draw:style-name="gr3" draw:text-style-name="P9" svg:width="0.5059in" svg:height="11.6669in" svg:x="0.3598in" svg:y="-0.7618in"><text:p/><draw:enhanced-geometry svg:viewBox="0 0 21600 21600" draw:type="rectangle" draw:enhanced-path="M 0 0 L 21600 0 21600 21600 0 21600 0 0 Z N"/></draw:custom-shape><draw:frame draw:name="Shape3_1" draw:style-name="gr4" draw:text-style-name="P11" svg:width="4.478in" svg:height="0.4217in" draw:transform="rotate (-1.5707963267949) translate (0.832338145231846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1" draw:style-name="gr5" draw:text-style-name="P8" svg:width="2.9335in" svg:height="0.4161in" draw:transform="rotate (-1.5707963267949) translate (0.82916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2" draw:name="DrawObject1_1" draw:style-name="gr1"><draw:frame draw:name="Shape2_2" draw:style-name="gr2" draw:text-style-name="P8" svg:width="1.8224in" svg:height="0.4421in" draw:transform="rotate (-1.5707963267949) translate (1.6291666666666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2" draw:style-name="gr3" draw:text-style-name="P9" svg:width="0.5059in" svg:height="11.6669in" svg:x="1.1472in" svg:y="-0.7618in"><text:p/><draw:enhanced-geometry svg:viewBox="0 0 21600 21600" draw:type="rectangle" draw:enhanced-path="M 0 0 L 21600 0 21600 21600 0 21600 0 0 Z N"/></draw:custom-shape><draw:frame draw:name="Shape3_2" draw:style-name="gr4" draw:text-style-name="P11" svg:width="4.478in" svg:height="0.4217in" draw:transform="rotate (-1.5707963267949) translate (1.6194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2" draw:style-name="gr5" draw:text-style-name="P8" svg:width="2.9335in" svg:height="0.4161in" draw:transform="rotate (-1.5707963267949) translate (1.6166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3" draw:name="DrawObject1_2" draw:style-name="gr1"><draw:frame draw:name="Shape2_3" draw:style-name="gr2" draw:text-style-name="P8" svg:width="1.8224in" svg:height="0.4421in" draw:transform="rotate (-1.5707963267949) translate (2.41627296587926in 0.0872922134733158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3" draw:style-name="gr3" draw:text-style-name="P9" svg:width="0.5059in" svg:height="11.6669in" svg:x="1.9346in" svg:y="-0.3681in"><text:p/><draw:enhanced-geometry svg:viewBox="0 0 21600 21600" draw:type="rectangle" draw:enhanced-path="M 0 0 L 21600 0 21600 21600 0 21600 0 0 Z N"/></draw:custom-shape><draw:frame draw:name="Shape3_3" draw:style-name="gr4" draw:text-style-name="P11" svg:width="4.478in" svg:height="0.4217in" draw:transform="rotate (-1.5707963267949) translate (2.40694444444444in 3.30990813648294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3" draw:style-name="gr5" draw:text-style-name="P8" svg:width="2.9335in" svg:height="0.4161in" draw:transform="rotate (-1.5707963267949) translate (2.40416666666667in 8.36546369203849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4" draw:name="DrawObject1_3" draw:style-name="gr1"><draw:frame draw:name="Shape2_4" draw:style-name="gr2" draw:text-style-name="P8" svg:width="1.8224in" svg:height="0.4421in" draw:transform="rotate (-1.5707963267949) translate (3.20377296587926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4" draw:style-name="gr3" draw:text-style-name="P9" svg:width="0.5059in" svg:height="11.6669in" svg:x="2.722in" svg:y="-0.7618in"><text:p/><draw:enhanced-geometry svg:viewBox="0 0 21600 21600" draw:type="rectangle" draw:enhanced-path="M 0 0 L 21600 0 21600 21600 0 21600 0 0 Z N"/></draw:custom-shape><draw:frame draw:name="Shape3_4" draw:style-name="gr4" draw:text-style-name="P11" svg:width="4.478in" svg:height="0.4217in" draw:transform="rotate (-1.5707963267949) translate (3.1944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4" draw:style-name="gr5" draw:text-style-name="P8" svg:width="2.9335in" svg:height="0.4161in" draw:transform="rotate (-1.5707963267949) translate (3.1916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5" draw:name="DrawObject1_4" draw:style-name="gr1"><draw:frame draw:name="Shape2_5" draw:style-name="gr2" draw:text-style-name="P8" svg:width="1.8224in" svg:height="0.4421in" draw:transform="rotate (-1.5707963267949) translate (3.9916666666666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5" draw:style-name="gr3" draw:text-style-name="P9" svg:width="0.5059in" svg:height="11.6669in" svg:x="3.5098in" svg:y="-0.7618in"><text:p/><draw:enhanced-geometry svg:viewBox="0 0 21600 21600" draw:type="rectangle" draw:enhanced-path="M 0 0 L 21600 0 21600 21600 0 21600 0 0 Z N"/></draw:custom-shape><draw:frame draw:name="Shape3_5" draw:style-name="gr4" draw:text-style-name="P11" svg:width="4.478in" svg:height="0.4217in" draw:transform="rotate (-1.5707963267949) translate (3.98233814523185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5" draw:style-name="gr5" draw:text-style-name="P8" svg:width="2.9335in" svg:height="0.4161in" draw:transform="rotate (-1.5707963267949) translate (3.9791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6" draw:name="DrawObject1_5" draw:style-name="gr1"><draw:frame draw:name="Shape2_6" draw:style-name="gr2" draw:text-style-name="P8" svg:width="1.8224in" svg:height="0.4421in" draw:transform="rotate (-1.5707963267949) translate (4.7791666666666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6" draw:style-name="gr3" draw:text-style-name="P9" svg:width="0.5059in" svg:height="11.6669in" svg:x="4.2972in" svg:y="-0.7618in"><text:p/><draw:enhanced-geometry svg:viewBox="0 0 21600 21600" draw:type="rectangle" draw:enhanced-path="M 0 0 L 21600 0 21600 21600 0 21600 0 0 Z N"/></draw:custom-shape><draw:frame draw:name="Shape3_6" draw:style-name="gr4" draw:text-style-name="P11" svg:width="4.478in" svg:height="0.4217in" draw:transform="rotate (-1.5707963267949) translate (4.7694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6" draw:style-name="gr5" draw:text-style-name="P8" svg:width="2.9335in" svg:height="0.4161in" draw:transform="rotate (-1.5707963267949) translate (4.7666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7" draw:name="DrawObject1_6" draw:style-name="gr1"><draw:frame draw:name="Shape2_7" draw:style-name="gr2" draw:text-style-name="P8" svg:width="1.8224in" svg:height="0.4421in" draw:transform="rotate (-1.5707963267949) translate (5.56627296587926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7" draw:style-name="gr3" draw:text-style-name="P9" svg:width="0.5059in" svg:height="11.6669in" svg:x="5.0846in" svg:y="-0.7618in"><text:p/><draw:enhanced-geometry svg:viewBox="0 0 21600 21600" draw:type="rectangle" draw:enhanced-path="M 0 0 L 21600 0 21600 21600 0 21600 0 0 Z N"/></draw:custom-shape><draw:frame draw:name="Shape3_7" draw:style-name="gr4" draw:text-style-name="P11" svg:width="4.478in" svg:height="0.4217in" draw:transform="rotate (-1.5707963267949) translate (5.5569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7" draw:style-name="gr5" draw:text-style-name="P8" svg:width="2.9335in" svg:height="0.4161in" draw:transform="rotate (-1.5707963267949) translate (5.5541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8" draw:name="DrawObject1_7" draw:style-name="gr1"><draw:frame draw:name="Shape2_8" draw:style-name="gr2" draw:text-style-name="P8" svg:width="1.8224in" svg:height="0.4421in" draw:transform="rotate (-1.5707963267949) translate (7.1416666666666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8" draw:style-name="gr3" draw:text-style-name="P9" svg:width="0.5059in" svg:height="11.6669in" svg:x="6.6598in" svg:y="-0.7618in"><text:p/><draw:enhanced-geometry svg:viewBox="0 0 21600 21600" draw:type="rectangle" draw:enhanced-path="M 0 0 L 21600 0 21600 21600 0 21600 0 0 Z N"/></draw:custom-shape><draw:frame draw:name="Shape3_8" draw:style-name="gr4" draw:text-style-name="P11" svg:width="4.478in" svg:height="0.4217in" draw:transform="rotate (-1.5707963267949) translate (7.13233814523185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8" draw:style-name="gr5" draw:text-style-name="P8" svg:width="2.9335in" svg:height="0.4161in" draw:transform="rotate (-1.5707963267949) translate (7.12916666666667in 7.97176290463692in)"><draw:text-box><text:p text:style-name="P7"><text:span text:style-name="T2">Bagus Tris Atmaja</text:span></text:p><text:p text:style-name="P7"><text:span text:style-name="T2">JAIST</text:span></text:p></draw:text-box></draw:frame></draw:g><draw:g text:anchor-type="paragraph" draw:z-index="9" draw:name="DrawObject1_8" draw:style-name="gr1"><draw:frame draw:name="Shape2_9" draw:style-name="gr2" draw:text-style-name="P8" svg:width="1.8224in" svg:height="0.4421in" draw:transform="rotate (-1.5707963267949) translate (6.35377296587927in -0.306408573928259in)"><draw:text-box><text:p text:style-name="P7"><text:span text:style-name="T2">Doctoral Dissertation</text:span></text:p><text:p text:style-name="P7"><text:span text:style-name="T2">March, 2021</text:span></text:p></draw:text-box></draw:frame><draw:custom-shape draw:name="Shape1_9" draw:style-name="gr3" draw:text-style-name="P9" svg:width="0.5059in" svg:height="11.6669in" svg:x="5.872in" svg:y="-0.7618in"><text:p/><draw:enhanced-geometry svg:viewBox="0 0 21600 21600" draw:type="rectangle" draw:enhanced-path="M 0 0 L 21600 0 21600 21600 0 21600 0 0 Z N"/></draw:custom-shape><draw:frame draw:name="Shape3_9" draw:style-name="gr4" draw:text-style-name="P11" svg:width="4.478in" svg:height="0.4217in" draw:transform="rotate (-1.5707963267949) translate (6.34444444444444in 2.91620734908136in)"><draw:text-box><text:p text:style-name="P10"><text:span text:style-name="T3">Dimensional Speech Emotion </text:span><text:span text:style-name="T3">Recognition by Fusing Acoustic </text:span><text:span text:style-name="T3">and Linguistic Information</text:span></text:p></draw:text-box></draw:frame><draw:frame draw:name="Shape4_9" draw:style-name="gr5" draw:text-style-name="P8" svg:width="2.9335in" svg:height="0.4161in" draw:transform="rotate (-1.5707963267949) translate (6.34166666666667in 7.97176290463692in)"><draw:text-box><text:p text:style-name="P7"><text:span text:style-name="T2">Bagus Tris Atmaja</text:span></text:p><text:p text:style-name="P7"><text:span text:style-name="T2">JAIST</text:span></text:p></draw:text-box></draw:frame></draw:g></text:p>
      <text:p text:style-name="P2"/>
      <text:p text:style-name="P2"/>
      <text:p text:style-name="P2"><text:s text:c="4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IPAGothic" svg:font-family="IPA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IPAMincho" style:font-size-asian="10.5pt" style:language-asian="ja" style:country-asian="JP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IPAMincho" style:font-size-asian="10.5pt" style:language-asian="ja" style:country-asian="JP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IPAGothic1" style:font-family-asian="IPAGothic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Bagus Tris Atmaja</meta:initial-creator>
    <meta:creation-date>2021-01-04T19:18:38.479567732</meta:creation-date>
    <dc:date>2021-01-04T19:53:24.564534558</dc:date>
    <dc:creator>Bagus Tris Atmaja</dc:creator>
    <meta:editing-duration>PT34M39S</meta:editing-duration>
    <meta:editing-cycles>16</meta:editing-cycles>
    <meta:generator>LibreOffice/7.0.3.1$Linux_X86_64 LibreOffice_project/d7547858d014d4cf69878db179d326fc3483e082</meta:generator>
    <meta:document-statistic meta:table-count="0" meta:image-count="0" meta:object-count="0" meta:page-count="3" meta:paragraph-count="4" meta:word-count="20" meta:character-count="191" meta:non-whitespace-character-count="134"/>
  </office:meta>
</office:document-meta>
</file>